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ion de Cosette:</text:p>
      <text:p text:style-name="P1"/>
      <text:p text:style-name="P2">Quand on a utilisé Black Maria pour nous mettre à 10 Dons il peut être dur d'avoir le timing pour rendre live Cosette.</text:p>
      <text:p text:style-name="P2"/>
      <text:p text:style-name="P2">Si maria est toujours sur le board on peut l'utiliser pour déramp à 8 quand l'adversaire fait giant et donc que cosette soit live hors BM9 sur le t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1S</meta:editing-duration>
    <meta:editing-cycles>3</meta:editing-cycles>
    <meta:generator>OpenOffice/4.1.15$Win32 OpenOffice.org_project/4115m2$Build-9813</meta:generator>
    <dc:date>2025-07-10T13:44:44.84</dc:date>
    <meta:document-statistic meta:table-count="0" meta:image-count="0" meta:object-count="0" meta:page-count="1" meta:paragraph-count="3" meta:word-count="55" meta:character-count="292"/>
    <dc:creator>Clément Tassa</dc:creator>
    <meta:user-defined meta:name="Info 1"/>
    <meta:user-defined meta:name="Info 2"/>
    <meta:user-defined meta:name="Info 3"/>
    <meta:user-defined meta:name="Info 4"/>
  </office:meta>
</office:document-meta>
</file>